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2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7.4612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7.91986111111111cm"/>
    </style:style>
    <style:style style:name="co5" style:family="table-column">
      <style:table-column-properties fo:break-before="auto" style:column-width="6.80861111111111cm"/>
    </style:style>
    <style:style style:name="co6" style:family="table-column">
      <style:table-column-properties fo:break-before="auto" style:column-width="9.75430555555556cm"/>
    </style:style>
    <style:style style:name="co7" style:family="table-column">
      <style:table-column-properties fo:break-before="auto" style:column-width="8.76652777777778cm"/>
    </style:style>
    <style:style style:name="co8" style:family="table-column">
      <style:table-column-properties fo:break-before="auto" style:column-width="8.81944444444444cm"/>
    </style:style>
    <style:style style:name="co9" style:family="table-column">
      <style:table-column-properties fo:break-before="auto" style:column-width="8.5725cm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Number of Points</text:p>
          </table:table-cell>
          <table:table-cell office:value-type="string" table:style-name="ce1">
            <text:p>Bruteforce Time (microseconds) Data_Set_1</text:p>
          </table:table-cell>
          <table:table-cell office:value-type="string" table:style-name="ce1">
            <text:p>Bruteforce Time (microseconds) Data_Set_2</text:p>
          </table:table-cell>
          <table:table-cell office:value-type="string" table:style-name="ce2">
            <text:p>Bruteforce Time (microseconds) Data_Set_3</text:p>
          </table:table-cell>
          <table:table-cell office:value-type="string" table:style-name="ce2">
            <text:p>Bruteforce Time (microseconds) Data_Set_4</text:p>
          </table:table-cell>
          <table:table-cell office:value-type="string" table:style-name="ce3">
            <text:p>Bruteforce Time (microseconds) Average</text:p>
          </table:table-cell>
          <table:table-cell office:value-type="string" table:style-name="ce1">
            <text:p>Divide and Conquer Time (microseconds) Data_Set_1</text:p>
          </table:table-cell>
          <table:table-cell office:value-type="string" table:style-name="ce1">
            <text:p>Divide and Conquer Time (microseconds) Data_Set_2</text:p>
          </table:table-cell>
          <table:table-cell office:value-type="string" table:style-name="ce2">
            <text:p>Divide and Conquer Time (microseconds) Data_Set_3</text:p>
          </table:table-cell>
          <table:table-cell office:value-type="string" table:style-name="ce2">
            <text:p>Divide and Conquer Time (microseconds) Data_Set_4</text:p>
          </table:table-cell>
          <table:table-cell office:value-type="string" table:style-name="ce2">
            <text:p>Divide and Conquer Time (microseconds) Average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97" table:style-name="ce1">
            <text:p>497</text:p>
          </table:table-cell>
          <table:table-cell office:value-type="float" office:value="449" table:style-name="ce1">
            <text:p>449</text:p>
          </table:table-cell>
          <table:table-cell office:value-type="float" office:value="430" table:style-name="ce1">
            <text:p>430</text:p>
          </table:table-cell>
          <table:table-cell office:value-type="float" office:value="429" table:style-name="ce1">
            <text:p>429</text:p>
          </table:table-cell>
          <table:table-cell office:value-type="float" office:value="451.25" table:formula="of:= AVERAGE([.B2]; [.C2]; [.D2]; [.E2])" table:style-name="ce4">
            <text:p>451.25</text:p>
          </table:table-cell>
          <table:table-cell office:value-type="float" office:value="747" table:style-name="ce1">
            <text:p>747</text:p>
          </table:table-cell>
          <table:table-cell office:value-type="float" office:value="811" table:style-name="ce1">
            <text:p>811</text:p>
          </table:table-cell>
          <table:table-cell office:value-type="float" office:value="780" table:style-name="ce1">
            <text:p>780</text:p>
          </table:table-cell>
          <table:table-cell office:value-type="float" office:value="786" table:style-name="ce1">
            <text:p>786</text:p>
          </table:table-cell>
          <table:table-cell office:value-type="float" office:value="781" table:formula="of:= AVERAGE([.G2]; [.H2]; [.I2]; [.J2])" table:style-name="ce3">
            <text:p>781.0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159" table:style-name="ce1">
            <text:p>2159</text:p>
          </table:table-cell>
          <table:table-cell office:value-type="float" office:value="1756" table:style-name="ce1">
            <text:p>1756</text:p>
          </table:table-cell>
          <table:table-cell office:value-type="float" office:value="1702" table:style-name="ce1">
            <text:p>1702</text:p>
          </table:table-cell>
          <table:table-cell office:value-type="float" office:value="1690" table:style-name="ce1">
            <text:p>1690</text:p>
          </table:table-cell>
          <table:table-cell office:value-type="float" office:value="1826.75" table:formula="of:= AVERAGE([.B3]; [.C3]; [.D3]; [.E3])" table:style-name="ce4">
            <text:p>1,826.75</text:p>
          </table:table-cell>
          <table:table-cell office:value-type="float" office:value="1860" table:style-name="ce1">
            <text:p>1860</text:p>
          </table:table-cell>
          <table:table-cell office:value-type="float" office:value="1277" table:style-name="ce1">
            <text:p>1277</text:p>
          </table:table-cell>
          <table:table-cell office:value-type="float" office:value="1709" table:style-name="ce1">
            <text:p>1709</text:p>
          </table:table-cell>
          <table:table-cell office:value-type="float" office:value="1722" table:style-name="ce1">
            <text:p>1722</text:p>
          </table:table-cell>
          <table:table-cell office:value-type="float" office:value="1642" table:formula="of:= AVERAGE([.G3]; [.H3]; [.I3]; [.J3])" table:style-name="ce3">
            <text:p>1,642.00</text:p>
          </table:table-cell>
          <table:table-cell table:number-columns-repeated="16373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116" table:style-name="ce1">
            <text:p>4116</text:p>
          </table:table-cell>
          <table:table-cell office:value-type="float" office:value="3785" table:style-name="ce1">
            <text:p>3785</text:p>
          </table:table-cell>
          <table:table-cell office:value-type="float" office:value="3933" table:style-name="ce1">
            <text:p>3933</text:p>
          </table:table-cell>
          <table:table-cell office:value-type="float" office:value="3784" table:style-name="ce1">
            <text:p>3784</text:p>
          </table:table-cell>
          <table:table-cell office:value-type="float" office:value="3904.5" table:formula="of:= AVERAGE([.B4]; [.C4]; [.D4]; [.E4])" table:style-name="ce4">
            <text:p>3,904.50</text:p>
          </table:table-cell>
          <table:table-cell office:value-type="float" office:value="3279" table:style-name="ce1">
            <text:p>3279</text:p>
          </table:table-cell>
          <table:table-cell office:value-type="float" office:value="3115" table:style-name="ce1">
            <text:p>3115</text:p>
          </table:table-cell>
          <table:table-cell office:value-type="float" office:value="2695" table:style-name="ce1">
            <text:p>2695</text:p>
          </table:table-cell>
          <table:table-cell office:value-type="float" office:value="3019" table:style-name="ce1">
            <text:p>3019</text:p>
          </table:table-cell>
          <table:table-cell office:value-type="float" office:value="3027" table:formula="of:= AVERAGE([.G4]; [.H4]; [.I4]; [.J4])" table:style-name="ce3">
            <text:p>3,027.00</text:p>
          </table:table-cell>
          <table:table-cell table:number-columns-repeated="16373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677" table:style-name="ce1">
            <text:p>5677</text:p>
          </table:table-cell>
          <table:table-cell office:value-type="float" office:value="5823" table:style-name="ce1">
            <text:p>5823</text:p>
          </table:table-cell>
          <table:table-cell office:value-type="float" office:value="5995" table:style-name="ce1">
            <text:p>5995</text:p>
          </table:table-cell>
          <table:table-cell office:value-type="float" office:value="6734" table:style-name="ce1">
            <text:p>6734</text:p>
          </table:table-cell>
          <table:table-cell office:value-type="float" office:value="6057.25" table:formula="of:= AVERAGE([.B5]; [.C5]; [.D5]; [.E5])" table:style-name="ce4">
            <text:p>6,057.25</text:p>
          </table:table-cell>
          <table:table-cell office:value-type="float" office:value="3813" table:style-name="ce1">
            <text:p>3813</text:p>
          </table:table-cell>
          <table:table-cell office:value-type="float" office:value="4044" table:style-name="ce1">
            <text:p>4044</text:p>
          </table:table-cell>
          <table:table-cell office:value-type="float" office:value="3821" table:style-name="ce1">
            <text:p>3821</text:p>
          </table:table-cell>
          <table:table-cell office:value-type="float" office:value="3873" table:style-name="ce1">
            <text:p>3873</text:p>
          </table:table-cell>
          <table:table-cell office:value-type="float" office:value="3887.75" table:formula="of:= AVERAGE([.G5]; [.H5]; [.I5]; [.J5])" table:style-name="ce3">
            <text:p>3,887.75</text:p>
          </table:table-cell>
          <table:table-cell table:number-columns-repeated="16373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7517" table:style-name="ce1">
            <text:p>7517</text:p>
          </table:table-cell>
          <table:table-cell office:value-type="float" office:value="7170" table:style-name="ce1">
            <text:p>7170</text:p>
          </table:table-cell>
          <table:table-cell office:value-type="float" office:value="6853" table:style-name="ce1">
            <text:p>6853</text:p>
          </table:table-cell>
          <table:table-cell office:value-type="float" office:value="6692" table:style-name="ce1">
            <text:p>6692</text:p>
          </table:table-cell>
          <table:table-cell office:value-type="float" office:value="7058" table:formula="of:= AVERAGE([.B6]; [.C6]; [.D6]; [.E6])" table:style-name="ce4">
            <text:p>7,058.00</text:p>
          </table:table-cell>
          <table:table-cell office:value-type="float" office:value="5451" table:style-name="ce1">
            <text:p>5451</text:p>
          </table:table-cell>
          <table:table-cell office:value-type="float" office:value="5572" table:style-name="ce1">
            <text:p>5572</text:p>
          </table:table-cell>
          <table:table-cell office:value-type="float" office:value="5488" table:style-name="ce1">
            <text:p>5488</text:p>
          </table:table-cell>
          <table:table-cell office:value-type="float" office:value="5575" table:style-name="ce1">
            <text:p>5575</text:p>
          </table:table-cell>
          <table:table-cell office:value-type="float" office:value="5521.5" table:formula="of:= AVERAGE([.G6]; [.H6]; [.I6]; [.J6])" table:style-name="ce3">
            <text:p>5,521.50</text:p>
          </table:table-cell>
          <table:table-cell table:number-columns-repeated="16373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8520" table:style-name="ce1">
            <text:p>8520</text:p>
          </table:table-cell>
          <table:table-cell office:value-type="float" office:value="7402" table:style-name="ce1">
            <text:p>7402</text:p>
          </table:table-cell>
          <table:table-cell office:value-type="float" office:value="8515" table:style-name="ce1">
            <text:p>8515</text:p>
          </table:table-cell>
          <table:table-cell office:value-type="float" office:value="7547" table:style-name="ce1">
            <text:p>7547</text:p>
          </table:table-cell>
          <table:table-cell office:value-type="float" office:value="7996" table:formula="of:= AVERAGE([.B7]; [.C7]; [.D7]; [.E7])" table:style-name="ce4">
            <text:p>7,996.00</text:p>
          </table:table-cell>
          <table:table-cell office:value-type="float" office:value="4771" table:style-name="ce1">
            <text:p>4771</text:p>
          </table:table-cell>
          <table:table-cell office:value-type="float" office:value="5059" table:style-name="ce1">
            <text:p>5059</text:p>
          </table:table-cell>
          <table:table-cell office:value-type="float" office:value="5802" table:style-name="ce1">
            <text:p>5802</text:p>
          </table:table-cell>
          <table:table-cell office:value-type="float" office:value="5591" table:style-name="ce1">
            <text:p>5591</text:p>
          </table:table-cell>
          <table:table-cell office:value-type="float" office:value="5305.75" table:formula="of:= AVERAGE([.G7]; [.H7]; [.I7]; [.J7])" table:style-name="ce3">
            <text:p>5,305.75</text:p>
          </table:table-cell>
          <table:table-cell table:number-columns-repeated="16373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9002" table:style-name="ce1">
            <text:p>9002</text:p>
          </table:table-cell>
          <table:table-cell office:value-type="float" office:value="19144" table:style-name="ce1">
            <text:p>19144</text:p>
          </table:table-cell>
          <table:table-cell office:value-type="float" office:value="10501" table:style-name="ce1">
            <text:p>10501</text:p>
          </table:table-cell>
          <table:table-cell office:value-type="float" office:value="10563" table:style-name="ce1">
            <text:p>10563</text:p>
          </table:table-cell>
          <table:table-cell office:value-type="float" office:value="12302.5" table:formula="of:= AVERAGE([.B8]; [.C8]; [.D8]; [.E8])" table:style-name="ce4">
            <text:p>12,302.50</text:p>
          </table:table-cell>
          <table:table-cell office:value-type="float" office:value="4488" table:style-name="ce1">
            <text:p>4488</text:p>
          </table:table-cell>
          <table:table-cell office:value-type="float" office:value="7299" table:style-name="ce1">
            <text:p>7299</text:p>
          </table:table-cell>
          <table:table-cell office:value-type="float" office:value="5648" table:style-name="ce1">
            <text:p>5648</text:p>
          </table:table-cell>
          <table:table-cell office:value-type="float" office:value="5522" table:style-name="ce1">
            <text:p>5522</text:p>
          </table:table-cell>
          <table:table-cell office:value-type="float" office:value="5739.25" table:formula="of:= AVERAGE([.G8]; [.H8]; [.I8]; [.J8])" table:style-name="ce3">
            <text:p>5,739.25</text:p>
          </table:table-cell>
          <table:table-cell table:number-columns-repeated="16373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9750" table:style-name="ce1">
            <text:p>9750</text:p>
          </table:table-cell>
          <table:table-cell office:value-type="float" office:value="20437" table:style-name="ce1">
            <text:p>20437</text:p>
          </table:table-cell>
          <table:table-cell office:value-type="float" office:value="11092" table:style-name="ce1">
            <text:p>11092</text:p>
          </table:table-cell>
          <table:table-cell office:value-type="float" office:value="18583" table:style-name="ce1">
            <text:p>18583</text:p>
          </table:table-cell>
          <table:table-cell office:value-type="float" office:value="14965.5" table:formula="of:= AVERAGE([.B9]; [.C9]; [.D9]; [.E9])" table:style-name="ce4">
            <text:p>14,965.50</text:p>
          </table:table-cell>
          <table:table-cell office:value-type="float" office:value="4698" table:style-name="ce1">
            <text:p>4698</text:p>
          </table:table-cell>
          <table:table-cell office:value-type="float" office:value="8479" table:style-name="ce1">
            <text:p>8479</text:p>
          </table:table-cell>
          <table:table-cell office:value-type="float" office:value="6400" table:style-name="ce1">
            <text:p>6400</text:p>
          </table:table-cell>
          <table:table-cell office:value-type="float" office:value="5706" table:style-name="ce1">
            <text:p>5706</text:p>
          </table:table-cell>
          <table:table-cell office:value-type="float" office:value="6320.75" table:formula="of:= AVERAGE([.G9]; [.H9]; [.I9]; [.J9])" table:style-name="ce3">
            <text:p>6,320.75</text:p>
          </table:table-cell>
          <table:table-cell table:number-columns-repeated="16373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1166" table:style-name="ce1">
            <text:p>11166</text:p>
          </table:table-cell>
          <table:table-cell office:value-type="float" office:value="13130" table:style-name="ce1">
            <text:p>13130</text:p>
          </table:table-cell>
          <table:table-cell office:value-type="float" office:value="24128" table:style-name="ce1">
            <text:p>24128</text:p>
          </table:table-cell>
          <table:table-cell office:value-type="float" office:value="21629" table:style-name="ce1">
            <text:p>21629</text:p>
          </table:table-cell>
          <table:table-cell office:value-type="float" office:value="17513.25" table:formula="of:= AVERAGE([.B10]; [.C10]; [.D10]; [.E10])" table:style-name="ce4">
            <text:p>17,513.25</text:p>
          </table:table-cell>
          <table:table-cell office:value-type="float" office:value="6320" table:style-name="ce1">
            <text:p>6320</text:p>
          </table:table-cell>
          <table:table-cell office:value-type="float" office:value="6564" table:style-name="ce1">
            <text:p>6564</text:p>
          </table:table-cell>
          <table:table-cell office:value-type="float" office:value="7040" table:style-name="ce1">
            <text:p>7040</text:p>
          </table:table-cell>
          <table:table-cell office:value-type="float" office:value="7072" table:style-name="ce1">
            <text:p>7072</text:p>
          </table:table-cell>
          <table:table-cell office:value-type="float" office:value="6749" table:formula="of:= AVERAGE([.G10]; [.H10]; [.I10]; [.J10])" table:style-name="ce3">
            <text:p>6,749.00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0805" table:style-name="ce1">
            <text:p>20805</text:p>
          </table:table-cell>
          <table:table-cell office:value-type="float" office:value="22699" table:style-name="ce1">
            <text:p>22699</text:p>
          </table:table-cell>
          <table:table-cell office:value-type="float" office:value="19966" table:style-name="ce1">
            <text:p>19966</text:p>
          </table:table-cell>
          <table:table-cell office:value-type="float" office:value="26576" table:style-name="ce1">
            <text:p>26576</text:p>
          </table:table-cell>
          <table:table-cell office:value-type="float" office:value="22511.5" table:formula="of:= AVERAGE([.B11]; [.C11]; [.D11]; [.E11])" table:style-name="ce4">
            <text:p>22,511.50</text:p>
          </table:table-cell>
          <table:table-cell office:value-type="float" office:value="6622" table:style-name="ce1">
            <text:p>6622</text:p>
          </table:table-cell>
          <table:table-cell office:value-type="float" office:value="6356" table:style-name="ce1">
            <text:p>6356</text:p>
          </table:table-cell>
          <table:table-cell office:value-type="float" office:value="6998" table:style-name="ce1">
            <text:p>6998</text:p>
          </table:table-cell>
          <table:table-cell office:value-type="float" office:value="7672" table:style-name="ce1">
            <text:p>7672</text:p>
          </table:table-cell>
          <table:table-cell office:value-type="float" office:value="6912" table:formula="of:= AVERAGE([.G11]; [.H11]; [.I11]; [.J11])" table:style-name="ce3">
            <text:p>6,912.00</text:p>
          </table:table-cell>
          <table:table-cell table:number-columns-repeated="16373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36212" table:style-name="ce1">
            <text:p>36212</text:p>
          </table:table-cell>
          <table:table-cell office:value-type="float" office:value="27825" table:style-name="ce1">
            <text:p>27825</text:p>
          </table:table-cell>
          <table:table-cell office:value-type="float" office:value="32410" table:style-name="ce1">
            <text:p>32410</text:p>
          </table:table-cell>
          <table:table-cell office:value-type="float" office:value="27835" table:style-name="ce1">
            <text:p>27835</text:p>
          </table:table-cell>
          <table:table-cell office:value-type="float" office:value="31070.5" table:formula="of:= AVERAGE([.B12]; [.C12]; [.D12]; [.E12])" table:style-name="ce4">
            <text:p>31,070.50</text:p>
          </table:table-cell>
          <table:table-cell office:value-type="float" office:value="8005" table:style-name="ce1">
            <text:p>8005</text:p>
          </table:table-cell>
          <table:table-cell office:value-type="float" office:value="8155" table:style-name="ce1">
            <text:p>8155</text:p>
          </table:table-cell>
          <table:table-cell office:value-type="float" office:value="8635" table:style-name="ce1">
            <text:p>8635</text:p>
          </table:table-cell>
          <table:table-cell office:value-type="float" office:value="7876" table:style-name="ce1">
            <text:p>7876</text:p>
          </table:table-cell>
          <table:table-cell office:value-type="float" office:value="8167.75" table:formula="of:= AVERAGE([.G12]; [.H12]; [.I12]; [.J12])" table:style-name="ce3">
            <text:p>8,167.75</text:p>
          </table:table-cell>
          <table:table-cell table:number-columns-repeated="16373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64042" table:style-name="ce1">
            <text:p>64042</text:p>
          </table:table-cell>
          <table:table-cell office:value-type="float" office:value="45627" table:style-name="ce1">
            <text:p>45627</text:p>
          </table:table-cell>
          <table:table-cell office:value-type="float" office:value="45258" table:style-name="ce1">
            <text:p>45258</text:p>
          </table:table-cell>
          <table:table-cell office:value-type="float" office:value="59776" table:style-name="ce1">
            <text:p>59776</text:p>
          </table:table-cell>
          <table:table-cell office:value-type="float" office:value="53675.75" table:formula="of:= AVERAGE([.B13]; [.C13]; [.D13]; [.E13])" table:style-name="ce4">
            <text:p>53,675.75</text:p>
          </table:table-cell>
          <table:table-cell office:value-type="float" office:value="9629" table:style-name="ce1">
            <text:p>9629</text:p>
          </table:table-cell>
          <table:table-cell office:value-type="float" office:value="9978" table:style-name="ce1">
            <text:p>9978</text:p>
          </table:table-cell>
          <table:table-cell office:value-type="float" office:value="12338" table:style-name="ce1">
            <text:p>12338</text:p>
          </table:table-cell>
          <table:table-cell office:value-type="float" office:value="9136" table:style-name="ce1">
            <text:p>9136</text:p>
          </table:table-cell>
          <table:table-cell office:value-type="float" office:value="10270.25" table:formula="of:= AVERAGE([.G13]; [.H13]; [.I13]; [.J13])" table:style-name="ce3">
            <text:p>10,270.25</text:p>
          </table:table-cell>
          <table:table-cell table:number-columns-repeated="16373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69473" table:style-name="ce1">
            <text:p>69473</text:p>
          </table:table-cell>
          <table:table-cell office:value-type="float" office:value="98201" table:style-name="ce1">
            <text:p>98201</text:p>
          </table:table-cell>
          <table:table-cell office:value-type="float" office:value="68114" table:style-name="ce1">
            <text:p>68114</text:p>
          </table:table-cell>
          <table:table-cell office:value-type="float" office:value="69992" table:style-name="ce1">
            <text:p>69992</text:p>
          </table:table-cell>
          <table:table-cell office:value-type="float" office:value="76445" table:formula="of:= AVERAGE([.B14]; [.C14]; [.D14]; [.E14])" table:style-name="ce4">
            <text:p>76,445.00</text:p>
          </table:table-cell>
          <table:table-cell office:value-type="float" office:value="10432" table:style-name="ce1">
            <text:p>10432</text:p>
          </table:table-cell>
          <table:table-cell office:value-type="float" office:value="11375" table:style-name="ce1">
            <text:p>11375</text:p>
          </table:table-cell>
          <table:table-cell office:value-type="float" office:value="13200" table:style-name="ce1">
            <text:p>13200</text:p>
          </table:table-cell>
          <table:table-cell office:value-type="float" office:value="12751" table:style-name="ce1">
            <text:p>12751</text:p>
          </table:table-cell>
          <table:table-cell office:value-type="float" office:value="11939.5" table:formula="of:= AVERAGE([.G14]; [.H14]; [.I14]; [.J14])" table:style-name="ce3">
            <text:p>11,939.50</text:p>
          </table:table-cell>
          <table:table-cell table:number-columns-repeated="16373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96285" table:style-name="ce1">
            <text:p>96285</text:p>
          </table:table-cell>
          <table:table-cell office:value-type="float" office:value="117485" table:style-name="ce1">
            <text:p>117485</text:p>
          </table:table-cell>
          <table:table-cell office:value-type="float" office:value="105660" table:style-name="ce1">
            <text:p>105660</text:p>
          </table:table-cell>
          <table:table-cell office:value-type="float" office:value="97946" table:style-name="ce1">
            <text:p>97946</text:p>
          </table:table-cell>
          <table:table-cell office:value-type="float" office:value="104344" table:formula="of:= AVERAGE([.B15]; [.C15]; [.D15]; [.E15])" table:style-name="ce4">
            <text:p>104,344.00</text:p>
          </table:table-cell>
          <table:table-cell office:value-type="float" office:value="11830" table:style-name="ce1">
            <text:p>11830</text:p>
          </table:table-cell>
          <table:table-cell office:value-type="float" office:value="16046" table:style-name="ce1">
            <text:p>16046</text:p>
          </table:table-cell>
          <table:table-cell office:value-type="float" office:value="14445" table:style-name="ce1">
            <text:p>14445</text:p>
          </table:table-cell>
          <table:table-cell office:value-type="float" office:value="14665" table:style-name="ce1">
            <text:p>14665</text:p>
          </table:table-cell>
          <table:table-cell office:value-type="float" office:value="14246.5" table:formula="of:= AVERAGE([.G15]; [.H15]; [.I15]; [.J15])" table:style-name="ce3">
            <text:p>14,246.50</text:p>
          </table:table-cell>
          <table:table-cell table:number-columns-repeated="16373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189937" table:style-name="ce1">
            <text:p>189937</text:p>
          </table:table-cell>
          <table:table-cell office:value-type="float" office:value="178366" table:style-name="ce1">
            <text:p>178366</text:p>
          </table:table-cell>
          <table:table-cell office:value-type="float" office:value="162970" table:style-name="ce1">
            <text:p>162970</text:p>
          </table:table-cell>
          <table:table-cell office:value-type="float" office:value="164176" table:style-name="ce1">
            <text:p>164176</text:p>
          </table:table-cell>
          <table:table-cell office:value-type="float" office:value="173862.25" table:formula="of:= AVERAGE([.B16]; [.C16]; [.D16]; [.E16])" table:style-name="ce4">
            <text:p>173,862.25</text:p>
          </table:table-cell>
          <table:table-cell office:value-type="float" office:value="19581" table:style-name="ce1">
            <text:p>19581</text:p>
          </table:table-cell>
          <table:table-cell office:value-type="float" office:value="18362" table:style-name="ce1">
            <text:p>18362</text:p>
          </table:table-cell>
          <table:table-cell office:value-type="float" office:value="25226" table:style-name="ce1">
            <text:p>25226</text:p>
          </table:table-cell>
          <table:table-cell office:value-type="float" office:value="20176" table:style-name="ce1">
            <text:p>20176</text:p>
          </table:table-cell>
          <table:table-cell office:value-type="float" office:value="20836.25" table:formula="of:= AVERAGE([.G16]; [.H16]; [.I16]; [.J16])" table:style-name="ce3">
            <text:p>20,836.25</text:p>
          </table:table-cell>
          <table:table-cell table:number-columns-repeated="16373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270352" table:style-name="ce1">
            <text:p>270352</text:p>
          </table:table-cell>
          <table:table-cell office:value-type="float" office:value="251514" table:style-name="ce1">
            <text:p>251514</text:p>
          </table:table-cell>
          <table:table-cell office:value-type="float" office:value="255339" table:style-name="ce1">
            <text:p>255339</text:p>
          </table:table-cell>
          <table:table-cell office:value-type="float" office:value="249636" table:style-name="ce1">
            <text:p>249636</text:p>
          </table:table-cell>
          <table:table-cell office:value-type="float" office:value="256710.25" table:formula="of:= AVERAGE([.B17]; [.C17]; [.D17]; [.E17])" table:style-name="ce4">
            <text:p>256,710.25</text:p>
          </table:table-cell>
          <table:table-cell office:value-type="float" office:value="22490" table:style-name="ce1">
            <text:p>22490</text:p>
          </table:table-cell>
          <table:table-cell office:value-type="float" office:value="27806" table:style-name="ce1">
            <text:p>27806</text:p>
          </table:table-cell>
          <table:table-cell office:value-type="float" office:value="29735" table:style-name="ce1">
            <text:p>29735</text:p>
          </table:table-cell>
          <table:table-cell office:value-type="float" office:value="33923" table:style-name="ce1">
            <text:p>33923</text:p>
          </table:table-cell>
          <table:table-cell office:value-type="float" office:value="28488.5" table:formula="of:= AVERAGE([.G17]; [.H17]; [.I17]; [.J17])" table:style-name="ce3">
            <text:p>28,488.50</text:p>
          </table:table-cell>
          <table:table-cell table:number-columns-repeated="16373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375677" table:style-name="ce1">
            <text:p>375677</text:p>
          </table:table-cell>
          <table:table-cell office:value-type="float" office:value="351775" table:style-name="ce1">
            <text:p>351775</text:p>
          </table:table-cell>
          <table:table-cell office:value-type="float" office:value="361117" table:style-name="ce1">
            <text:p>361117</text:p>
          </table:table-cell>
          <table:table-cell office:value-type="float" office:value="396065" table:style-name="ce1">
            <text:p>396065</text:p>
          </table:table-cell>
          <table:table-cell office:value-type="float" office:value="371158.5" table:formula="of:= AVERAGE([.B18]; [.C18]; [.D18]; [.E18])" table:style-name="ce4">
            <text:p>371,158.50</text:p>
          </table:table-cell>
          <table:table-cell office:value-type="float" office:value="32127" table:style-name="ce1">
            <text:p>32127</text:p>
          </table:table-cell>
          <table:table-cell office:value-type="float" office:value="39205" table:style-name="ce1">
            <text:p>39205</text:p>
          </table:table-cell>
          <table:table-cell office:value-type="float" office:value="27522" table:style-name="ce1">
            <text:p>27522</text:p>
          </table:table-cell>
          <table:table-cell office:value-type="float" office:value="38685" table:style-name="ce1">
            <text:p>38685</text:p>
          </table:table-cell>
          <table:table-cell office:value-type="float" office:value="34384.75" table:formula="of:= AVERAGE([.G18]; [.H18]; [.I18]; [.J18])" table:style-name="ce3">
            <text:p>34,384.75</text:p>
          </table:table-cell>
          <table:table-cell table:number-columns-repeated="16373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495221" table:style-name="ce1">
            <text:p>495221</text:p>
          </table:table-cell>
          <table:table-cell office:value-type="float" office:value="477545" table:style-name="ce1">
            <text:p>477545</text:p>
          </table:table-cell>
          <table:table-cell office:value-type="float" office:value="494133" table:style-name="ce1">
            <text:p>494133</text:p>
          </table:table-cell>
          <table:table-cell office:value-type="float" office:value="490946" table:style-name="ce1">
            <text:p>490946</text:p>
          </table:table-cell>
          <table:table-cell office:value-type="float" office:value="489461.25" table:formula="of:= AVERAGE([.B19]; [.C19]; [.D19]; [.E19])" table:style-name="ce4">
            <text:p>489,461.25</text:p>
          </table:table-cell>
          <table:table-cell office:value-type="float" office:value="40235" table:style-name="ce1">
            <text:p>40235</text:p>
          </table:table-cell>
          <table:table-cell office:value-type="float" office:value="45436" table:style-name="ce1">
            <text:p>45436</text:p>
          </table:table-cell>
          <table:table-cell office:value-type="float" office:value="39554" table:style-name="ce1">
            <text:p>39554</text:p>
          </table:table-cell>
          <table:table-cell office:value-type="float" office:value="44254" table:style-name="ce1">
            <text:p>44254</text:p>
          </table:table-cell>
          <table:table-cell office:value-type="float" office:value="42369.75" table:formula="of:= AVERAGE([.G19]; [.H19]; [.I19]; [.J19])" table:style-name="ce3">
            <text:p>42,369.75</text:p>
          </table:table-cell>
          <table:table-cell table:number-columns-repeated="16373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639834" table:style-name="ce1">
            <text:p>639834</text:p>
          </table:table-cell>
          <table:table-cell office:value-type="float" office:value="644509" table:style-name="ce1">
            <text:p>644509</text:p>
          </table:table-cell>
          <table:table-cell office:value-type="float" office:value="618689" table:style-name="ce1">
            <text:p>618689</text:p>
          </table:table-cell>
          <table:table-cell office:value-type="float" office:value="648917" table:style-name="ce1">
            <text:p>648917</text:p>
          </table:table-cell>
          <table:table-cell office:value-type="float" office:value="637987.25" table:formula="of:= AVERAGE([.B20]; [.C20]; [.D20]; [.E20])" table:style-name="ce4">
            <text:p>637,987.25</text:p>
          </table:table-cell>
          <table:table-cell office:value-type="float" office:value="49375" table:style-name="ce1">
            <text:p>49375</text:p>
          </table:table-cell>
          <table:table-cell office:value-type="float" office:value="51557" table:style-name="ce1">
            <text:p>51557</text:p>
          </table:table-cell>
          <table:table-cell office:value-type="float" office:value="45813" table:style-name="ce1">
            <text:p>45813</text:p>
          </table:table-cell>
          <table:table-cell office:value-type="float" office:value="55588" table:style-name="ce1">
            <text:p>55588</text:p>
          </table:table-cell>
          <table:table-cell office:value-type="float" office:value="50583.25" table:formula="of:= AVERAGE([.G20]; [.H20]; [.I20]; [.J20])" table:style-name="ce3">
            <text:p>50,583.25</text:p>
          </table:table-cell>
          <table:table-cell table:number-columns-repeated="16373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802330" table:style-name="ce1">
            <text:p>802330</text:p>
          </table:table-cell>
          <table:table-cell office:value-type="float" office:value="819565" table:style-name="ce1">
            <text:p>819565</text:p>
          </table:table-cell>
          <table:table-cell office:value-type="float" office:value="826510" table:style-name="ce1">
            <text:p>826510</text:p>
          </table:table-cell>
          <table:table-cell office:value-type="float" office:value="795969" table:style-name="ce1">
            <text:p>795969</text:p>
          </table:table-cell>
          <table:table-cell office:value-type="float" office:value="811093.5" table:formula="of:= AVERAGE([.B21]; [.C21]; [.D21]; [.E21])" table:style-name="ce4">
            <text:p>811,093.50</text:p>
          </table:table-cell>
          <table:table-cell office:value-type="float" office:value="52552" table:style-name="ce1">
            <text:p>52552</text:p>
          </table:table-cell>
          <table:table-cell office:value-type="float" office:value="57652" table:style-name="ce1">
            <text:p>57652</text:p>
          </table:table-cell>
          <table:table-cell office:value-type="float" office:value="59585" table:style-name="ce1">
            <text:p>59585</text:p>
          </table:table-cell>
          <table:table-cell office:value-type="float" office:value="59655" table:style-name="ce1">
            <text:p>59655</text:p>
          </table:table-cell>
          <table:table-cell office:value-type="float" office:value="57361" table:formula="of:= AVERAGE([.G21]; [.H21]; [.I21]; [.J21])" table:style-name="ce3">
            <text:p>57,361.00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98605438" table:style-name="ce1">
            <text:p>98605438</text:p>
          </table:table-cell>
          <table:table-cell office:value-type="float" office:value="97249047" table:style-name="ce1">
            <text:p>97249047</text:p>
          </table:table-cell>
          <table:table-cell office:value-type="float" office:value="96021024" table:style-name="ce1">
            <text:p>96021024</text:p>
          </table:table-cell>
          <table:table-cell office:value-type="float" office:value="99380896" table:style-name="ce1">
            <text:p>99380896</text:p>
          </table:table-cell>
          <table:table-cell office:value-type="float" office:value="97814101.25" table:formula="of:= AVERAGE([.B22]; [.C22]; [.D22]; [.E22])" table:style-name="ce4">
            <text:p>97,814,101.25</text:p>
          </table:table-cell>
          <table:table-cell office:value-type="float" office:value="3218664" table:style-name="ce1">
            <text:p>3218664</text:p>
          </table:table-cell>
          <table:table-cell office:value-type="float" office:value="3279948" table:style-name="ce1">
            <text:p>3279948</text:p>
          </table:table-cell>
          <table:table-cell office:value-type="float" office:value="3313349" table:style-name="ce1">
            <text:p>3313349</text:p>
          </table:table-cell>
          <table:table-cell office:value-type="float" office:value="3312827" table:style-name="ce1">
            <text:p>3312827</text:p>
          </table:table-cell>
          <table:table-cell office:value-type="float" office:value="3281197" table:formula="of:=AVERAGE([.G22];[.H22];[.I22];[.J22])" table:style-name="ce3">
            <text:p>3,281,197.00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3" svg:x="0.19274in" svg:y="0.12273in" svg:width="8.86587in" svg:height="3.347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4"/>
          <table:table-cell table:number-columns-repeated="4" table:style-name="ce1"/>
          <table:table-cell table:style-name="ce5"/>
          <table:table-cell table:number-columns-repeated="16373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10" svg:x="0.23853in" svg:y="0.10096in" svg:width="8.80678in" svg:height="3.3413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5" svg:x="0.25114in" svg:y="0.03372in" svg:width="8.81346in" svg:height="3.3255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Chart 14" svg:x="0.26552in" svg:y="0.15319in" svg:width="8.86587in" svg:height="3.3478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Ricky Bueckert</dc:creator>
    <meta:creation-date>2019-12-02T10:08:33Z</meta:creation-date>
    <dc:date>2019-12-02T23:09:26Z</dc:date>
    <meta:editing-cycles>3</meta:editing-cycles>
    <meta:editing-duration>PT123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41.046377952756pt" svg:width="638.3429133858268pt" chart:style-name="Crt0">
        <chart:title chart:style-name="CT00">
          <text:p text:style-name="a0" text:class-names="" text:cond-style-name="">Comparison between Bruteforce and Divide and Conquer Methods of Implementation</text:p>
        </chart:title>
        <chart:legend svg:x="79.95952755905511pt" svg:y="42.98543307086614pt" chart:style-name="Lgnd"/>
        <chart:plot-area svg:x="26.20503937007874pt" svg:y="37.09pt" svg:width="601.137874015748pt" svg:height="177.7513385826771pt" chart:style-name="Plt0">
          <chart:axis chart:dimension="x" chart:name="primary-x" chart:style-name="Axs0">
            <chart:title chart:style-name="AT00">
              <text:p text:style-name="a1" text:class-names="" text:cond-style-name="">Number of Points</text:p>
            </chart:title>
            <chart:categories table:cell-range-address="Sheet1.$A$2:.$A$21"/>
          </chart:axis>
          <chart:axis chart:dimension="y" chart:name="primary-y" chart:style-name="Axs1">
            <chart:title chart:style-name="AT01">
              <text:p text:style-name="a2" text:class-names="" text:cond-style-name="">Time (microseconds)</text:p>
            </chart:title>
            <chart:grid chart:class="major" chart:style-name="GMa1"/>
          </chart:axis>
          <chart:series chart:label-cell-address="Sheet1.$F$1" chart:values-cell-range-address="Sheet1.$F$2:.$F$21" chart:class="chart:line" chart:attached-axis="primary-y" chart:style-name="G0S0">
            <chart:data-point chart:repeated="20"/>
          </chart:series>
          <chart:series chart:label-cell-address="Sheet1.$K$1" chart:values-cell-range-address="Sheet1.$K$2:.$K$21" chart:class="chart:line" chart:attached-axis="primary-y" chart:style-name="G0S1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84848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39.4381102362205pt" svg:width="634.5691338582677pt" chart:style-name="Crt0">
        <chart:title svg:x="79.87188976377952pt" svg:y="2.217007874015748pt" chart:style-name="CT00">
          <text:p text:style-name="a0" text:class-names="" text:cond-style-name="">Divide and Conquer Time (microseconds) Averag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Points</text:p>
            </chart:title>
            <chart:categories table:cell-range-address="Sheet1.$A$2:.$A$21"/>
          </chart:axis>
          <chart:axis chart:dimension="y" chart:name="primary-y" chart:style-name="Axs1">
            <chart:title chart:style-name="AT01">
              <text:p text:style-name="a2" text:class-names="" text:cond-style-name="">TIme (microseconds)</text:p>
            </chart:title>
            <chart:grid chart:class="major" chart:style-name="GMa1"/>
          </chart:axis>
          <chart:series chart:label-cell-address="Sheet1.$K$1" chart:values-cell-range-address="Sheet1.$K$2:.$K$21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0.5745669291339pt" svg:width="634.0882677165354pt" chart:style-name="Crt0">
        <chart:title chart:style-name="CT00">
          <text:p text:style-name="a0" text:class-names="" text:cond-style-name="">Bruteforce Time (microseconds) Averag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Points</text:p>
            </chart:title>
            <chart:categories table:cell-range-address="Sheet1.$A$2:.$A$21"/>
          </chart:axis>
          <chart:axis chart:dimension="y" chart:name="primary-y" chart:style-name="Axs1">
            <chart:title chart:style-name="AT01">
              <text:p text:style-name="a2" text:class-names="" text:cond-style-name="">Time (microseconds)</text:p>
            </chart:title>
            <chart:grid chart:class="major" chart:style-name="GMa1"/>
          </chart:axis>
          <chart:series chart:label-cell-address="Sheet1.$F$1" chart:values-cell-range-address="Sheet1.$F$2:.$F$21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41.046377952756pt" svg:width="638.3429133858268pt" chart:style-name="Crt0">
        <chart:title chart:style-name="CT00">
          <text:p text:style-name="a0" text:class-names="" text:cond-style-name="">Comparison between Bruteforce and Divide and Conquer Methods of Implementation</text:p>
        </chart:title>
        <chart:legend svg:x="79.95952755905511pt" svg:y="42.98543307086614pt" chart:style-name="Lgnd"/>
        <chart:plot-area svg:x="26.20503937007874pt" svg:y="37.09pt" svg:width="601.137874015748pt" svg:height="177.7513385826771pt" chart:style-name="Plt0">
          <chart:axis chart:dimension="x" chart:name="primary-x" chart:style-name="Axs0">
            <chart:title chart:style-name="AT00">
              <text:p text:style-name="a1" text:class-names="" text:cond-style-name="">Number of Points</text:p>
            </chart:title>
            <chart:categories table:cell-range-address="Sheet1.$A$2:.$A$22"/>
          </chart:axis>
          <chart:axis chart:dimension="y" chart:name="primary-y" chart:style-name="Axs1">
            <chart:title chart:style-name="AT01">
              <text:p text:style-name="a2" text:class-names="" text:cond-style-name="">Time (microseconds)</text:p>
            </chart:title>
            <chart:grid chart:class="major" chart:style-name="GMa1"/>
          </chart:axis>
          <chart:series chart:label-cell-address="Sheet1.$F$1" chart:values-cell-range-address="Sheet1.$F$2:.$F$22" chart:class="chart:line" chart:attached-axis="primary-y" chart:style-name="G0S0">
            <chart:data-point chart:repeated="21"/>
          </chart:series>
          <chart:series chart:label-cell-address="Sheet1.$K$1" chart:values-cell-range-address="Sheet1.$K$2:.$K$22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